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03c7ca"/>
    </style:style>
    <style:style style:name="P2" style:family="paragraph" style:parent-style-name="Heading_20_2">
      <style:text-properties officeooo:paragraph-rsid="0003c7ca"/>
    </style:style>
    <style:style style:name="P3" style:family="paragraph" style:parent-style-name="Heading_20_3">
      <style:text-properties officeooo:paragraph-rsid="0003c7ca"/>
    </style:style>
    <style:style style:name="P4" style:family="paragraph" style:parent-style-name="Standard">
      <style:text-properties officeooo:rsid="0019f6e4" officeooo:paragraph-rsid="0003c7ca"/>
    </style:style>
    <style:style style:name="P5" style:family="paragraph" style:parent-style-name="Standard">
      <style:text-properties officeooo:paragraph-rsid="0003c7ca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paragraph-rsid="0003c7ca"/>
    </style:style>
    <style:style style:name="P7" style:family="paragraph" style:parent-style-name="Text_20_body" style:list-style-name="L1">
      <style:text-properties officeooo:paragraph-rsid="0003c7ca"/>
    </style:style>
    <style:style style:name="P8" style:family="paragraph" style:parent-style-name="Text_20_body" style:list-style-name="L10">
      <style:paragraph-properties fo:margin-top="0cm" fo:margin-bottom="0cm" style:contextual-spacing="false"/>
      <style:text-properties officeooo:paragraph-rsid="0003c7ca"/>
    </style:style>
    <style:style style:name="P9" style:family="paragraph" style:parent-style-name="Text_20_body" style:list-style-name="L10">
      <style:text-properties officeooo:paragraph-rsid="0003c7ca"/>
    </style:style>
    <style:style style:name="P10" style:family="paragraph" style:parent-style-name="Text_20_body" style:list-style-name="L11">
      <style:text-properties officeooo:paragraph-rsid="0003c7ca"/>
    </style:style>
    <style:style style:name="P11" style:family="paragraph" style:parent-style-name="Text_20_body" style:list-style-name="L12">
      <style:paragraph-properties fo:margin-top="0cm" fo:margin-bottom="0cm" style:contextual-spacing="false"/>
      <style:text-properties officeooo:paragraph-rsid="0003c7ca"/>
    </style:style>
    <style:style style:name="P12" style:family="paragraph" style:parent-style-name="Text_20_body" style:list-style-name="L12">
      <style:text-properties officeooo:paragraph-rsid="0003c7ca"/>
    </style:style>
    <style:style style:name="P13" style:family="paragraph" style:parent-style-name="Text_20_body" style:list-style-name="L13">
      <style:paragraph-properties fo:margin-top="0cm" fo:margin-bottom="0cm" style:contextual-spacing="false"/>
      <style:text-properties officeooo:paragraph-rsid="0003c7ca"/>
    </style:style>
    <style:style style:name="P14" style:family="paragraph" style:parent-style-name="Text_20_body" style:list-style-name="L13">
      <style:text-properties officeooo:paragraph-rsid="0003c7ca"/>
    </style:style>
    <style:style style:name="P15" style:family="paragraph" style:parent-style-name="Text_20_body" style:list-style-name="L14">
      <style:paragraph-properties fo:margin-top="0cm" fo:margin-bottom="0cm" style:contextual-spacing="false"/>
      <style:text-properties officeooo:paragraph-rsid="0003c7ca"/>
    </style:style>
    <style:style style:name="P16" style:family="paragraph" style:parent-style-name="Text_20_body" style:list-style-name="L14">
      <style:text-properties officeooo:paragraph-rsid="0003c7ca"/>
    </style:style>
    <style:style style:name="P17" style:family="paragraph" style:parent-style-name="Text_20_body" style:list-style-name="L15">
      <style:paragraph-properties fo:margin-top="0cm" fo:margin-bottom="0cm" style:contextual-spacing="false"/>
      <style:text-properties officeooo:paragraph-rsid="0003c7ca"/>
    </style:style>
    <style:style style:name="P18" style:family="paragraph" style:parent-style-name="Text_20_body" style:list-style-name="L15">
      <style:text-properties officeooo:paragraph-rsid="0003c7ca"/>
    </style:style>
    <style:style style:name="P19" style:family="paragraph" style:parent-style-name="Text_20_body" style:list-style-name="L16">
      <style:paragraph-properties fo:margin-top="0cm" fo:margin-bottom="0cm" style:contextual-spacing="false"/>
      <style:text-properties officeooo:paragraph-rsid="0003c7ca"/>
    </style:style>
    <style:style style:name="P20" style:family="paragraph" style:parent-style-name="Text_20_body" style:list-style-name="L16">
      <style:text-properties officeooo:paragraph-rsid="0003c7ca"/>
    </style:style>
    <style:style style:name="P21" style:family="paragraph" style:parent-style-name="Text_20_body" style:list-style-name="L17">
      <style:paragraph-properties fo:margin-top="0cm" fo:margin-bottom="0cm" style:contextual-spacing="false"/>
      <style:text-properties officeooo:paragraph-rsid="0003c7ca"/>
    </style:style>
    <style:style style:name="P22" style:family="paragraph" style:parent-style-name="Text_20_body" style:list-style-name="L17">
      <style:text-properties officeooo:paragraph-rsid="0003c7ca"/>
    </style:style>
    <style:style style:name="P23" style:family="paragraph" style:parent-style-name="Text_20_body">
      <style:text-properties officeooo:paragraph-rsid="0003c7ca"/>
    </style:style>
    <style:style style:name="T1" style:family="text">
      <style:text-properties officeooo:rsid="0019f6e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Simular » </text:span></text:h>
      <text:h text:style-name="P1" text:outline-level="1">Visão 360 - Jusall (Assistentes Virtuais)</text:h>
      <text:h text:style-name="P2" text:outline-level="2">Resumo Executivo</text:h>
      <text:p text:style-name="P23">A empresa Jusall está na vanguarda da inovação jurídica, buscando integrar assistentes virtuais no mercado brasileiro. Contudo, enfrenta desafios relacionados à legalidade e compliance. Neste documento, analisamos a jornada atual da empresa, identificamos riscos associados e apresentamos recomendações para os próximos passos.</text:p>
      <text:h text:style-name="P2" text:outline-level="2">Estágio Atual</text:h>
      <text:p text:style-name="P23">A Jusall encontra-se nos estágios de Gestão de Incidentes e Compliance. Recentemente, a empresa participou de eventos focados na prevenção de incidentes, com ênfase em práticas de conformidade. As ferramentas usadas incluem consultas em legislação e análises de mercado.</text:p>
      <text:h text:style-name="P3" text:outline-level="3">Dores e Desafios</text:h>
      <text:list xml:id="list2477192761" text:style-name="L1">
        <text:list-item>
          <text:p text:style-name="P6">A utilização de assistentes jurídicos funcionais no mercado brasileiro enfrenta incertezas regulatórias.</text:p>
        </text:list-item>
        <text:list-item>
          <text:p text:style-name="P7">Dúvidas sobre a integração de tecnologias avançadas dentro das normas jurídicos existentes.</text:p>
        </text:list-item>
      </text:list>
      <text:h text:style-name="P2" text:outline-level="2" text:is-list-header="true">Insights</text:h>
      <text:p text:style-name="P23">A análise da legislação atual indica que há espaço para inovação no setor jurídico, desde que atendidas as exigências de compliance e regulamentação. Entretanto, a ausência de uma legislação específica para tecnologias de inteligência artificial no campo jurídico pode representar um obstáculo significativo.</text:p>
      <text:h text:style-name="P2" text:outline-level="2">Riscos</text:h>
      <text:list xml:id="list583376717" text:style-name="L10">
        <text:list-item>
          <text:p text:style-name="P8"><text:span text:style-name="Strong_20_Emphasis">Pendências na Legislação</text:span>: A indefinição regulatória pode resultar em impedimentos ao uso de assistentes virtuais em atividades jurídicas.</text:p>
        </text:list-item>
        <text:list-item>
          <text:p text:style-name="P9"><text:span text:style-name="Strong_20_Emphasis">Compliance</text:span>: O não atendimento às normas de compliance pode levar a incidentes legais e prejuízos financeiros.</text:p>
        </text:list-item>
      </text:list>
      <text:h text:style-name="P2" text:outline-level="2" text:is-list-header="true">Oportunidades</text:h>
      <text:list xml:id="list3974873872" text:style-name="L11">
        <text:list-item>
          <text:p text:style-name="P10"><text:span text:style-name="Strong_20_Emphasis">Inovação do Mercado Jurídico</text:span>: A Jusall está posicionada para liderar a inovação no setor, aproveitando a crescente aceitação de tecnologia nos serviços jurídicos, uma vez que a legislação avance para permitir esta integração.</text:p>
        </text:list-item>
      </text:list>
      <text:h text:style-name="P2" text:outline-level="2" text:is-list-header="true"><text:soft-page-break/>Recomendações</text:h>
      <text:list xml:id="list2325906600" text:style-name="L12">
        <text:list-item>
          <text:p text:style-name="P11"><text:span text:style-name="Strong_20_Emphasis">Elaboração de Parecer Técnico</text:span>: Redigir um parecer detalhado sobre a viabilidade de assistentes virtuais no contexto jurídico brasileiro.</text:p>
        </text:list-item>
        <text:list-item>
          <text:p text:style-name="P11"><text:span text:style-name="Strong_20_Emphasis">Engajamento com Autoridades</text:span>: Propor diálogos com órgãos reguladores para explorar a criação de diretrizes que contemplem o uso de tecnologia no campo jurídico.</text:p>
        </text:list-item>
        <text:list-item>
          <text:p text:style-name="P11"><text:span text:style-name="Strong_20_Emphasis">Monitoramento Contínuo</text:span>: Estabelecer um processo de acompanhamento das mudanças legislativas e normativas relevantes que possam afetar a operação da Jusall.</text:p>
        </text:list-item>
        <text:list-item>
          <text:p text:style-name="P12"><text:span text:style-name="Strong_20_Emphasis">Educação e Capacitação</text:span>: Desenvolver programas de capacitação para a equipe sobre compliance e melhores práticas legislativas relacionadas à tecnologia.</text:p>
        </text:list-item>
      </text:list>
      <text:p text:style-name="P23">Ao seguir estas recomendações, a Jusall poderá mitigar riscos e aproveitar as oportunidades emergentes no mercado jurídico brasileiro.</text:p>
      <text:p text:style-name="P5"/>
      <text:p text:style-name="P5"/>
      <text:p text:style-name="P5"><text:span text:style-name="T1">Rodar Agora » </text:span></text:p>
      <text:p text:style-name="P5"/>
      <text:p text:style-name="P5">Visão 360 - Jusall</text:p>
      <text:h text:style-name="P2" text:outline-level="2">Resumo Executivo</text:h>
      <text:p text:style-name="P23">A Jusall, que atua com assistentes virtuais no setor jurídico, está em uma jornada de transformação no mercado brasileiro, onde a legalidade e o compliance são cruciais. O foco atual está na gestão de incidentes e na adequação às normas regulatórias, uma vez que a utilização de assistentes jurídicos pode ser um ponto de atrito se não houver clareza na legislação. Esta análise busca identificar riscos, desafios e sugerir próximos passos para consolidar a presença da Jusall no mercado.</text:p>
      <text:h text:style-name="P2" text:outline-level="2">Estágio Atual</text:h>
      <text:p text:style-name="P23">Atualmente, a Jusall está focada em:</text:p>
      <text:list xml:id="list1387619775" text:style-name="L13">
        <text:list-item>
          <text:p text:style-name="P13"><text:span text:style-name="Strong_20_Emphasis">Gestão de Incidentes</text:span>: Implementação de protocolos para lidar com possíveis não conformidades.</text:p>
        </text:list-item>
        <text:list-item>
          <text:p text:style-name="P14"><text:span text:style-name="Strong_20_Emphasis">Compliance</text:span>: Avaliação contínua das normas legais e regulamentares que afetam o uso de assistentes virtuais.</text:p>
        </text:list-item>
      </text:list>
      <text:h text:style-name="P2" text:outline-level="2" text:is-list-header="true">Insights</text:h>
      <text:list xml:id="list1766973040" text:style-name="L14">
        <text:list-item>
          <text:p text:style-name="P15"><text:span text:style-name="Strong_20_Emphasis">Desafios Regulatórios</text:span>: Há incertezas sobre a legalidade do uso de assistentes jurídicos no Brasil, gerando necessidade de entendimento profundo das normas vigentes.</text:p>
        </text:list-item>
        <text:list-item>
          <text:p text:style-name="P16"><text:span text:style-name="Strong_20_Emphasis">Consultas a Legislação</text:span>: Ferramentas atuais para consulta são eficazes, mas é fundamental interpretar a legislação com um olhar inovador e proativo.</text:p>
        </text:list-item>
      </text:list>
      <text:h text:style-name="P2" text:outline-level="2" text:is-list-header="true">Riscos</text:h>
      <text:list xml:id="list1914958391" text:style-name="L15">
        <text:list-item>
          <text:p text:style-name="P17"><text:span text:style-name="Strong_20_Emphasis">Pendências na Legislação</text:span>: A falta de clareza e possíveis lacunas nos regulamentos legais podem acarretar riscos de uso indevido de assistentes virtuais.</text:p>
        </text:list-item>
        <text:list-item>
          <text:p text:style-name="P18"><text:span text:style-name="Strong_20_Emphasis">Responsabilidade Legal</text:span>: O uso incorreto desses assistentes pode levar a implicações éticas e legais, comprometendo a reputação da Jusall.</text:p>
        </text:list-item>
      </text:list>
      <text:h text:style-name="P2" text:outline-level="2" text:is-list-header="true"><text:soft-page-break/>Oportunidades</text:h>
      <text:list xml:id="list60857691" text:style-name="L16">
        <text:list-item>
          <text:p text:style-name="P19"><text:span text:style-name="Strong_20_Emphasis">Inovação no Mercado Jurídico</text:span>: A inserção de assistentes virtuais pode redefinir processos legais, aumentando a eficiência e reduzindo custos.</text:p>
        </text:list-item>
        <text:list-item>
          <text:p text:style-name="P20"><text:span text:style-name="Strong_20_Emphasis">Posicionamento de Mercado</text:span>: Com uma estratégia de compliance sólida, a Jusall pode se estabelecer como uma pioneira na regulamentação e inovação, atraindo mais clientes.</text:p>
        </text:list-item>
      </text:list>
      <text:h text:style-name="P2" text:outline-level="2" text:is-list-header="true">Recomendações</text:h>
      <text:list xml:id="list4593405" text:style-name="L17">
        <text:list-item>
          <text:p text:style-name="P21"><text:span text:style-name="Strong_20_Emphasis">Desenvolvimento de um Parecer Técnico</text:span>: Produzir um documento que aborde especificamente as questões legais relacionadas ao uso de assistentes jurídicos, sugerindo ajustes de operação conforme regulamentações.</text:p>
        </text:list-item>
        <text:list-item>
          <text:p text:style-name="P21"><text:span text:style-name="Strong_20_Emphasis">Monitoramento Contínuo da Legislação</text:span>: Estabelecer uma rotina de acompanhamento das mudanças regulatórias que possam impactar a operação da Jusall.</text:p>
        </text:list-item>
        <text:list-item>
          <text:p text:style-name="P21"><text:span text:style-name="Strong_20_Emphasis">Fortalecimento de Compliance</text:span>: Incrementar práticas de compliance para mitigar riscos associados à implementação de novas tecnologias e serviços.</text:p>
        </text:list-item>
        <text:list-item>
          <text:p text:style-name="P22"><text:span text:style-name="Strong_20_Emphasis">Educação e Transparência</text:span>: Investir em materiais educativos para clientes, destacando a importância do uso ético e legal de assistentes jurídicos.</text:p>
        </text:list-item>
      </text:list>
      <text:p text:style-name="P23">Essa visão 360 permitirá que a Jusall navegue pelos desafios e capitalize as oportunidades no evolutivo mercado jurídico brasileiro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30T16:45:50.025000000</meta:creation-date>
    <dc:date>2025-10-30T16:46:44.725000000</dc:date>
    <meta:editing-duration>PT55S</meta:editing-duration>
    <meta:editing-cycles>1</meta:editing-cycles>
    <meta:document-statistic meta:table-count="0" meta:image-count="0" meta:object-count="0" meta:page-count="3" meta:paragraph-count="45" meta:word-count="709" meta:character-count="4980" meta:non-whitespace-character-count="4335"/>
    <meta:generator>LibreOffice/7.3.2.2$Windows_X86_64 LibreOffice_project/49f2b1bff42cfccbd8f788c8dc32c1c309559be0</meta:generator>
  </office:meta>
</office:document-meta>
</file>